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4f0" officeooo:paragraph-rsid="000524f0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text-properties officeooo:rsid="000524f0" officeooo:paragraph-rsid="000524f0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0524f0" officeooo:paragraph-rsid="000524f0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rsid="00058555" officeooo:paragraph-rsid="00058555"/>
    </style:style>
    <style:style style:name="P7" style:family="paragraph" style:parent-style-name="Text_20_body" style:list-style-name="L1">
      <style:text-properties officeooo:rsid="00058555" officeooo:paragraph-rsid="00058555"/>
    </style:style>
    <style:style style:name="T1" style:family="text">
      <style:text-properties officeooo:rsid="0005855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tividade da primeira semana sobre conceitos básicos de IHC</text:p>
      <text:p text:style-name="Standard"/>
      <text:p text:style-name="P1">Iuri de Carvalho Salgado.</text:p>
      <text:p text:style-name="P1"/>
      <text:p text:style-name="P1">SSI 2022/2 </text:p>
      <text:p text:style-name="P1"/>
      <text:p text:style-name="P4">Após assistir o vídeo sobre conceitos básicos de IHC, responda as questões abaixo. Pesquise na Internet se necessário para complementar a sua resposta (não esqueça de citar as fontes no final do texto)</text:p>
      <text:list xml:id="list3102687569" text:style-name="L1">
        <text:list-item>
          <text:p text:style-name="P3"><text:bookmark text:name="yui_3_17_2_1_1663183341606_42"/>Resuma o que você entendeu sobre o que é IHC e sua importância? </text:p>
          <text:p text:style-name="P5">A importaância da IHC vai muito além de uma interface bonita e agradável, pode ser primordial na preservação de vidas, ativos financeiros e tempo.</text:p>
        </text:list-item>
        <text:list-item>
          <text:p text:style-name="P3"><text:bookmark text:name="yui_3_17_2_1_1663183341606_41"/>Enumere os conceitos apresentados no vídeo com uma breve explicação sobre cada um </text:p>
          <text:p text:style-name="P5">O proposito é implementar um design que seja orientado para a usabilidade das pessoas. Deve abranger as tarefas, objetivos e valores destas, ou seja, deve se integrar organicamente ao cotidiano do usuário final. E para isso é importante a colaboração do usuário nos diferentes momentos do desenvolvimento, auxiliando na descoberta do caminho mais fluido para chegar ao resultado desejado. O suporte de especialistas também é recomendado e deve ser considerado desde a prototipação até o deploy. </text:p>
          <text:p text:style-name="P6">No livro Usabilidade na Web, de Jakob Nielsen e Hoa Loranger, é exposto um método que considero bastante eficaz na coleta de dados para a evolução de interfaces, o método “Pensando em voz alta”, que consiste em um laboratório de teste de sites com usuários finais, onde estes expresam seus pensmentos executando tarefas possíveis num site alvo do estudo. É bem interessante por que mostra que em alguns casos, como desenvolvedores, criamos interfaçes que são sim intuitivas mas para a nossa lógica e raciocinio, e de fato não representamos, na maioria das vezes, os usuários finais de um sistema, o que pode gerar confusões e um certo desconforto no uso. </text:p>
        </text:list-item>
        <text:list-item>
          <text:p text:style-name="P2"><text:bookmark text:name="yui_3_17_2_1_1663183341606_46"/>Cite um exemplo de alguma interface (diferente do vídeo) que você considera ter relevância em termos de <text:span text:style-name="Emphasis">affordance</text:span>. </text:p>
          <text:p text:style-name="P7">Uma interface que usamos diariamente é nosso teclado nos computadores modernos. O conhecido QWERTY, é uma interface pensada para a língua inglesa, aproximando pares de teclas mais utilizadas. Ela é bem antiga, desde as maquinas de escrever, e faz mais sentido do que simplesmente dispor as teclas em ordem alfabética. </text:p>
          <text:p text:style-name="P7">Fonte: https://mundoeducacao.uol.com.br/curiosidades/por-que-as-teclas-teclado-nao-estao-ordem-alfabetica.htm</text:p>
        </text:list-item>
      </text:list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8:16:42.164251681</meta:creation-date>
    <dc:date>2022-09-14T18:40:44.266614381</dc:date>
    <meta:editing-duration>PT2M51S</meta:editing-duration>
    <meta:editing-cycles>1</meta:editing-cycles>
    <meta:document-statistic meta:table-count="0" meta:image-count="0" meta:object-count="0" meta:page-count="1" meta:paragraph-count="13" meta:word-count="357" meta:character-count="2288" meta:non-whitespace-character-count="1938"/>
    <meta:generator>LibreOffice/7.3.5.2$Linux_X86_64 LibreOffice_project/30$Build-2</meta:generator>
  </office:meta>
</office:document-meta>
</file>